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olumnSelectionTestData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Linear*2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LinearNoise_1LinearNoise_5LinearNoise_9</text:p>
          </table:table-cell>
          <table:table-cell table:number-columns-repeated="2"/>
          <table:table-cell office:value-type="string" calcext:value-type="string">
            <text:p>LinearNoise2Quadratic</text:p>
          </table:table-cell>
          <table:table-cell/>
          <table:table-cell office:value-type="string" calcext:value-type="string">
            <text:p>Cubic</text:p>
          </table:table-cell>
        </table:table-row>
        <table:table-row table:style-name="ro1">
          <table:table-cell table:formula="of:=RAND()" office:value-type="float" office:value="0.989168543601409" calcext:value-type="float">
            <text:p>0,9891685436</text:p>
          </table:table-cell>
          <table:table-cell table:formula="of:=[.A2]*2" office:value-type="float" office:value="1.97833708720282" calcext:value-type="float">
            <text:p>1,9783370872</text:p>
          </table:table-cell>
          <table:table-cell table:formula="of:=RAND()" office:value-type="float" office:value="0.636333637870848" calcext:value-type="float">
            <text:p>0,6363336379</text:p>
          </table:table-cell>
          <table:table-cell table:formula="of:=[.A2]+([.C2]*0.1)" office:value-type="float" office:value="1.05280190738849" calcext:value-type="float">
            <text:p>1,0528019074</text:p>
          </table:table-cell>
          <table:table-cell table:formula="of:=[.A2]+([.C2]*0.5)" office:value-type="float" office:value="1.30733536253683" calcext:value-type="float">
            <text:p>1,3073353625</text:p>
          </table:table-cell>
          <table:table-cell table:formula="of:=[.A2]+([.C2]*0.9)" office:value-type="float" office:value="1.56186881768517" calcext:value-type="float">
            <text:p>1,5618688177</text:p>
          </table:table-cell>
          <table:table-cell table:formula="of:=[.A2]+([.C2]*2)" office:value-type="float" office:value="2.2618358193431" calcext:value-type="float">
            <text:p>2,2618358193</text:p>
          </table:table-cell>
          <table:table-cell table:formula="of:=[.A2]+[.A2]*[.A2]" office:value-type="float" office:value="1.96762295125194" calcext:value-type="float">
            <text:p>1,9676229513</text:p>
          </table:table-cell>
          <table:table-cell table:formula="of:=[.B2]+[.B2]" office:value-type="float" office:value="3.95667417440563" calcext:value-type="float">
            <text:p>3,9566741744</text:p>
          </table:table-cell>
        </table:table-row>
        <table:table-row table:style-name="ro1">
          <table:table-cell table:formula="of:=RAND()" office:value-type="float" office:value="0.0895838669966906" calcext:value-type="float">
            <text:p>0,089583867</text:p>
          </table:table-cell>
          <table:table-cell table:formula="of:=[.A3]*2" office:value-type="float" office:value="0.179167733993381" calcext:value-type="float">
            <text:p>0,179167734</text:p>
          </table:table-cell>
          <table:table-cell table:formula="of:=RAND()" office:value-type="float" office:value="0.770148131530732" calcext:value-type="float">
            <text:p>0,7701481315</text:p>
          </table:table-cell>
          <table:table-cell table:formula="of:=[.A3]+([.C3]*0.1)" office:value-type="float" office:value="0.166598680149764" calcext:value-type="float">
            <text:p>0,1665986801</text:p>
          </table:table-cell>
          <table:table-cell table:formula="of:=[.A3]+([.C3]*0.5)" office:value-type="float" office:value="0.474657932762057" calcext:value-type="float">
            <text:p>0,4746579328</text:p>
          </table:table-cell>
          <table:table-cell table:formula="of:=[.A3]+([.C3]*0.9)" office:value-type="float" office:value="0.782717185374349" calcext:value-type="float">
            <text:p>0,7827171854</text:p>
          </table:table-cell>
          <table:table-cell table:formula="of:=[.A3]+([.C3]*2)" office:value-type="float" office:value="1.62988013005815" calcext:value-type="float">
            <text:p>1,6298801301</text:p>
          </table:table-cell>
          <table:table-cell table:formula="of:=[.A3]+[.A3]" office:value-type="float" office:value="0.179167733993381" calcext:value-type="float">
            <text:p>0,179167734</text:p>
          </table:table-cell>
          <table:table-cell table:formula="of:=[.B3]+[.B3]" office:value-type="float" office:value="0.358335467986763" calcext:value-type="float">
            <text:p>0,358335468</text:p>
          </table:table-cell>
        </table:table-row>
        <table:table-row table:style-name="ro1">
          <table:table-cell table:formula="of:=RAND()" office:value-type="float" office:value="0.0229690410196781" calcext:value-type="float">
            <text:p>0,022969041</text:p>
          </table:table-cell>
          <table:table-cell table:formula="of:=[.A4]*2" office:value-type="float" office:value="0.0459380820393562" calcext:value-type="float">
            <text:p>0,045938082</text:p>
          </table:table-cell>
          <table:table-cell table:formula="of:=RAND()" office:value-type="float" office:value="0.899552655173466" calcext:value-type="float">
            <text:p>0,8995526552</text:p>
          </table:table-cell>
          <table:table-cell table:formula="of:=[.A4]+([.C4]*0.1)" office:value-type="float" office:value="0.112924306537025" calcext:value-type="float">
            <text:p>0,1129243065</text:p>
          </table:table-cell>
          <table:table-cell table:formula="of:=[.A4]+([.C4]*0.5)" office:value-type="float" office:value="0.472745368606411" calcext:value-type="float">
            <text:p>0,4727453686</text:p>
          </table:table-cell>
          <table:table-cell table:formula="of:=[.A4]+([.C4]*0.9)" office:value-type="float" office:value="0.832566430675797" calcext:value-type="float">
            <text:p>0,8325664307</text:p>
          </table:table-cell>
          <table:table-cell table:formula="of:=[.A4]+([.C4]*2)" office:value-type="float" office:value="1.82207435136661" calcext:value-type="float">
            <text:p>1,8220743514</text:p>
          </table:table-cell>
          <table:table-cell table:formula="of:=[.A4]+[.A4]" office:value-type="float" office:value="0.0459380820393562" calcext:value-type="float">
            <text:p>0,045938082</text:p>
          </table:table-cell>
          <table:table-cell table:formula="of:=[.B4]+[.B4]" office:value-type="float" office:value="0.0918761640787125" calcext:value-type="float">
            <text:p>0,0918761641</text:p>
          </table:table-cell>
        </table:table-row>
        <table:table-row table:style-name="ro1">
          <table:table-cell table:formula="of:=RAND()" office:value-type="float" office:value="0.12976582441479" calcext:value-type="float">
            <text:p>0,1297658244</text:p>
          </table:table-cell>
          <table:table-cell table:formula="of:=[.A5]*2" office:value-type="float" office:value="0.259531648829579" calcext:value-type="float">
            <text:p>0,2595316488</text:p>
          </table:table-cell>
          <table:table-cell table:formula="of:=RAND()" office:value-type="float" office:value="0.839197480352595" calcext:value-type="float">
            <text:p>0,8391974804</text:p>
          </table:table-cell>
          <table:table-cell table:formula="of:=[.A5]+([.C5]*0.1)" office:value-type="float" office:value="0.213685572450049" calcext:value-type="float">
            <text:p>0,2136855725</text:p>
          </table:table-cell>
          <table:table-cell table:formula="of:=[.A5]+([.C5]*0.5)" office:value-type="float" office:value="0.549364564591087" calcext:value-type="float">
            <text:p>0,5493645646</text:p>
          </table:table-cell>
          <table:table-cell table:formula="of:=[.A5]+([.C5]*0.9)" office:value-type="float" office:value="0.885043556732126" calcext:value-type="float">
            <text:p>0,8850435567</text:p>
          </table:table-cell>
          <table:table-cell table:formula="of:=[.A5]+([.C5]*2)" office:value-type="float" office:value="1.80816078511998" calcext:value-type="float">
            <text:p>1,8081607851</text:p>
          </table:table-cell>
          <table:table-cell table:formula="of:=[.A5]+[.A5]" office:value-type="float" office:value="0.259531648829579" calcext:value-type="float">
            <text:p>0,2595316488</text:p>
          </table:table-cell>
          <table:table-cell table:formula="of:=[.B5]+[.B5]" office:value-type="float" office:value="0.519063297659159" calcext:value-type="float">
            <text:p>0,5190632977</text:p>
          </table:table-cell>
        </table:table-row>
        <table:table-row table:style-name="ro1">
          <table:table-cell table:formula="of:=RAND()" office:value-type="float" office:value="0.21445155935362" calcext:value-type="float">
            <text:p>0,2144515594</text:p>
          </table:table-cell>
          <table:table-cell table:formula="of:=[.A6]*2" office:value-type="float" office:value="0.42890311870724" calcext:value-type="float">
            <text:p>0,4289031187</text:p>
          </table:table-cell>
          <table:table-cell table:formula="of:=RAND()" office:value-type="float" office:value="0.316924597369507" calcext:value-type="float">
            <text:p>0,3169245974</text:p>
          </table:table-cell>
          <table:table-cell table:formula="of:=[.A6]+([.C6]*0.1)" office:value-type="float" office:value="0.24614401909057" calcext:value-type="float">
            <text:p>0,2461440191</text:p>
          </table:table-cell>
          <table:table-cell table:formula="of:=[.A6]+([.C6]*0.5)" office:value-type="float" office:value="0.372913858038373" calcext:value-type="float">
            <text:p>0,372913858</text:p>
          </table:table-cell>
          <table:table-cell table:formula="of:=[.A6]+([.C6]*0.9)" office:value-type="float" office:value="0.499683696986176" calcext:value-type="float">
            <text:p>0,499683697</text:p>
          </table:table-cell>
          <table:table-cell table:formula="of:=[.A6]+([.C6]*2)" office:value-type="float" office:value="0.848300754092634" calcext:value-type="float">
            <text:p>0,8483007541</text:p>
          </table:table-cell>
          <table:table-cell table:formula="of:=[.A6]+[.A6]" office:value-type="float" office:value="0.42890311870724" calcext:value-type="float">
            <text:p>0,4289031187</text:p>
          </table:table-cell>
          <table:table-cell table:formula="of:=[.B6]+[.B6]" office:value-type="float" office:value="0.857806237414479" calcext:value-type="float">
            <text:p>0,8578062374</text:p>
          </table:table-cell>
        </table:table-row>
        <table:table-row table:style-name="ro1">
          <table:table-cell table:formula="of:=RAND()" office:value-type="float" office:value="0.637514688307419" calcext:value-type="float">
            <text:p>0,6375146883</text:p>
          </table:table-cell>
          <table:table-cell table:formula="of:=[.A7]*2" office:value-type="float" office:value="1.27502937661484" calcext:value-type="float">
            <text:p>1,2750293766</text:p>
          </table:table-cell>
          <table:table-cell table:formula="of:=RAND()" office:value-type="float" office:value="0.819470029091463" calcext:value-type="float">
            <text:p>0,8194700291</text:p>
          </table:table-cell>
          <table:table-cell table:formula="of:=[.A7]+([.C7]*0.1)" office:value-type="float" office:value="0.719461691216566" calcext:value-type="float">
            <text:p>0,7194616912</text:p>
          </table:table-cell>
          <table:table-cell table:formula="of:=[.A7]+([.C7]*0.5)" office:value-type="float" office:value="1.04724970285315" calcext:value-type="float">
            <text:p>1,0472497029</text:p>
          </table:table-cell>
          <table:table-cell table:formula="of:=[.A7]+([.C7]*0.9)" office:value-type="float" office:value="1.37503771448974" calcext:value-type="float">
            <text:p>1,3750377145</text:p>
          </table:table-cell>
          <table:table-cell table:formula="of:=[.A7]+([.C7]*2)" office:value-type="float" office:value="2.27645474649034" calcext:value-type="float">
            <text:p>2,2764547465</text:p>
          </table:table-cell>
          <table:table-cell table:formula="of:=[.A7]+[.A7]" office:value-type="float" office:value="1.27502937661484" calcext:value-type="float">
            <text:p>1,2750293766</text:p>
          </table:table-cell>
          <table:table-cell table:formula="of:=[.B7]+[.B7]" office:value-type="float" office:value="2.55005875322968" calcext:value-type="float">
            <text:p>2,5500587532</text:p>
          </table:table-cell>
        </table:table-row>
        <table:table-row table:style-name="ro1">
          <table:table-cell table:formula="of:=RAND()" office:value-type="float" office:value="0.595781803363934" calcext:value-type="float">
            <text:p>0,5957818034</text:p>
          </table:table-cell>
          <table:table-cell table:formula="of:=[.A8]*2" office:value-type="float" office:value="1.19156360672787" calcext:value-type="float">
            <text:p>1,1915636067</text:p>
          </table:table-cell>
          <table:table-cell table:formula="of:=RAND()" office:value-type="float" office:value="0.528706208104268" calcext:value-type="float">
            <text:p>0,5287062081</text:p>
          </table:table-cell>
          <table:table-cell table:formula="of:=[.A8]+([.C8]*0.1)" office:value-type="float" office:value="0.648652424174361" calcext:value-type="float">
            <text:p>0,6486524242</text:p>
          </table:table-cell>
          <table:table-cell table:formula="of:=[.A8]+([.C8]*0.5)" office:value-type="float" office:value="0.860134907416068" calcext:value-type="float">
            <text:p>0,8601349074</text:p>
          </table:table-cell>
          <table:table-cell table:formula="of:=[.A8]+([.C8]*0.9)" office:value-type="float" office:value="1.07161739065778" calcext:value-type="float">
            <text:p>1,0716173907</text:p>
          </table:table-cell>
          <table:table-cell table:formula="of:=[.A8]+([.C8]*2)" office:value-type="float" office:value="1.65319421957247" calcext:value-type="float">
            <text:p>1,6531942196</text:p>
          </table:table-cell>
          <table:table-cell table:formula="of:=[.A8]+[.A8]" office:value-type="float" office:value="1.19156360672787" calcext:value-type="float">
            <text:p>1,1915636067</text:p>
          </table:table-cell>
          <table:table-cell table:formula="of:=[.B8]+[.B8]" office:value-type="float" office:value="2.38312721345574" calcext:value-type="float">
            <text:p>2,3831272135</text:p>
          </table:table-cell>
        </table:table-row>
        <table:table-row table:style-name="ro1">
          <table:table-cell table:formula="of:=RAND()" office:value-type="float" office:value="0.846699098590761" calcext:value-type="float">
            <text:p>0,8466990986</text:p>
          </table:table-cell>
          <table:table-cell table:formula="of:=[.A9]*2" office:value-type="float" office:value="1.69339819718152" calcext:value-type="float">
            <text:p>1,6933981972</text:p>
          </table:table-cell>
          <table:table-cell table:formula="of:=RAND()" office:value-type="float" office:value="0.855673234444112" calcext:value-type="float">
            <text:p>0,8556732344</text:p>
          </table:table-cell>
          <table:table-cell table:formula="of:=[.A9]+([.C9]*0.1)" office:value-type="float" office:value="0.932266422035173" calcext:value-type="float">
            <text:p>0,932266422</text:p>
          </table:table-cell>
          <table:table-cell table:formula="of:=[.A9]+([.C9]*0.5)" office:value-type="float" office:value="1.27453571581282" calcext:value-type="float">
            <text:p>1,2745357158</text:p>
          </table:table-cell>
          <table:table-cell table:formula="of:=[.A9]+([.C9]*0.9)" office:value-type="float" office:value="1.61680500959046" calcext:value-type="float">
            <text:p>1,6168050096</text:p>
          </table:table-cell>
          <table:table-cell table:formula="of:=[.A9]+([.C9]*2)" office:value-type="float" office:value="2.55804556747898" calcext:value-type="float">
            <text:p>2,5580455675</text:p>
          </table:table-cell>
          <table:table-cell table:formula="of:=[.A9]+[.A9]" office:value-type="float" office:value="1.69339819718152" calcext:value-type="float">
            <text:p>1,6933981972</text:p>
          </table:table-cell>
          <table:table-cell table:formula="of:=[.B9]+[.B9]" office:value-type="float" office:value="3.38679639436305" calcext:value-type="float">
            <text:p>3,3867963944</text:p>
          </table:table-cell>
        </table:table-row>
        <table:table-row table:style-name="ro1">
          <table:table-cell table:formula="of:=RAND()" office:value-type="float" office:value="0.33642639243044" calcext:value-type="float">
            <text:p>0,3364263924</text:p>
          </table:table-cell>
          <table:table-cell table:formula="of:=[.A10]*2" office:value-type="float" office:value="0.672852784860879" calcext:value-type="float">
            <text:p>0,6728527849</text:p>
          </table:table-cell>
          <table:table-cell table:formula="of:=RAND()" office:value-type="float" office:value="0.00225050211884081" calcext:value-type="float">
            <text:p>0,0022505021</text:p>
          </table:table-cell>
          <table:table-cell table:formula="of:=[.A10]+([.C10]*0.1)" office:value-type="float" office:value="0.336651442642324" calcext:value-type="float">
            <text:p>0,3366514426</text:p>
          </table:table-cell>
          <table:table-cell table:formula="of:=[.A10]+([.C10]*0.5)" office:value-type="float" office:value="0.33755164348986" calcext:value-type="float">
            <text:p>0,3375516435</text:p>
          </table:table-cell>
          <table:table-cell table:formula="of:=[.A10]+([.C10]*0.9)" office:value-type="float" office:value="0.338451844337396" calcext:value-type="float">
            <text:p>0,3384518443</text:p>
          </table:table-cell>
          <table:table-cell table:formula="of:=[.A10]+([.C10]*2)" office:value-type="float" office:value="0.340927396668121" calcext:value-type="float">
            <text:p>0,3409273967</text:p>
          </table:table-cell>
          <table:table-cell table:formula="of:=[.A10]+[.A10]" office:value-type="float" office:value="0.672852784860879" calcext:value-type="float">
            <text:p>0,6728527849</text:p>
          </table:table-cell>
          <table:table-cell table:formula="of:=[.B10]+[.B10]" office:value-type="float" office:value="1.34570556972176" calcext:value-type="float">
            <text:p>1,3457055697</text:p>
          </table:table-cell>
        </table:table-row>
        <table:table-row table:style-name="ro1">
          <table:table-cell table:formula="of:=RAND()" office:value-type="float" office:value="0.495619780151174" calcext:value-type="float">
            <text:p>0,4956197802</text:p>
          </table:table-cell>
          <table:table-cell table:formula="of:=[.A11]*2" office:value-type="float" office:value="0.991239560302347" calcext:value-type="float">
            <text:p>0,9912395603</text:p>
          </table:table-cell>
          <table:table-cell table:formula="of:=RAND()" office:value-type="float" office:value="0.902814286993817" calcext:value-type="float">
            <text:p>0,902814287</text:p>
          </table:table-cell>
          <table:table-cell table:formula="of:=[.A11]+([.C11]*0.1)" office:value-type="float" office:value="0.585901208850555" calcext:value-type="float">
            <text:p>0,5859012089</text:p>
          </table:table-cell>
          <table:table-cell table:formula="of:=[.A11]+([.C11]*0.5)" office:value-type="float" office:value="0.947026923648082" calcext:value-type="float">
            <text:p>0,9470269236</text:p>
          </table:table-cell>
          <table:table-cell table:formula="of:=[.A11]+([.C11]*0.9)" office:value-type="float" office:value="1.30815263844561" calcext:value-type="float">
            <text:p>1,3081526384</text:p>
          </table:table-cell>
          <table:table-cell table:formula="of:=[.A11]+([.C11]*2)" office:value-type="float" office:value="2.30124835413881" calcext:value-type="float">
            <text:p>2,3012483541</text:p>
          </table:table-cell>
          <table:table-cell table:formula="of:=[.A11]+[.A11]" office:value-type="float" office:value="0.991239560302347" calcext:value-type="float">
            <text:p>0,9912395603</text:p>
          </table:table-cell>
          <table:table-cell table:formula="of:=[.B11]+[.B11]" office:value-type="float" office:value="1.98247912060469" calcext:value-type="float">
            <text:p>1,9824791206</text:p>
          </table:table-cell>
        </table:table-row>
        <table:table-row table:style-name="ro1">
          <table:table-cell table:formula="of:=RAND()" office:value-type="float" office:value="0.0474795794580132" calcext:value-type="float">
            <text:p>0,0474795795</text:p>
          </table:table-cell>
          <table:table-cell table:formula="of:=[.A12]*2" office:value-type="float" office:value="0.0949591589160264" calcext:value-type="float">
            <text:p>0,0949591589</text:p>
          </table:table-cell>
          <table:table-cell table:formula="of:=RAND()" office:value-type="float" office:value="0.0642691641114652" calcext:value-type="float">
            <text:p>0,0642691641</text:p>
          </table:table-cell>
          <table:table-cell table:formula="of:=[.A12]+([.C12]*0.1)" office:value-type="float" office:value="0.0539064958691597" calcext:value-type="float">
            <text:p>0,0539064959</text:p>
          </table:table-cell>
          <table:table-cell table:formula="of:=[.A12]+([.C12]*0.5)" office:value-type="float" office:value="0.0796141615137458" calcext:value-type="float">
            <text:p>0,0796141615</text:p>
          </table:table-cell>
          <table:table-cell table:formula="of:=[.A12]+([.C12]*0.9)" office:value-type="float" office:value="0.105321827158332" calcext:value-type="float">
            <text:p>0,1053218272</text:p>
          </table:table-cell>
          <table:table-cell table:formula="of:=[.A12]+([.C12]*2)" office:value-type="float" office:value="0.176017907680944" calcext:value-type="float">
            <text:p>0,1760179077</text:p>
          </table:table-cell>
          <table:table-cell table:formula="of:=[.A12]+[.A12]" office:value-type="float" office:value="0.0949591589160264" calcext:value-type="float">
            <text:p>0,0949591589</text:p>
          </table:table-cell>
          <table:table-cell table:formula="of:=[.B12]+[.B12]" office:value-type="float" office:value="0.189918317832053" calcext:value-type="float">
            <text:p>0,1899183178</text:p>
          </table:table-cell>
        </table:table-row>
        <table:table-row table:style-name="ro1">
          <table:table-cell table:formula="of:=RAND()" office:value-type="float" office:value="0.507853330112994" calcext:value-type="float">
            <text:p>0,5078533301</text:p>
          </table:table-cell>
          <table:table-cell table:formula="of:=[.A13]*2" office:value-type="float" office:value="1.01570666022599" calcext:value-type="float">
            <text:p>1,0157066602</text:p>
          </table:table-cell>
          <table:table-cell table:formula="of:=RAND()" office:value-type="float" office:value="0.309422328835353" calcext:value-type="float">
            <text:p>0,3094223288</text:p>
          </table:table-cell>
          <table:table-cell table:formula="of:=[.A13]+([.C13]*0.1)" office:value-type="float" office:value="0.538795562996529" calcext:value-type="float">
            <text:p>0,538795563</text:p>
          </table:table-cell>
          <table:table-cell table:formula="of:=[.A13]+([.C13]*0.5)" office:value-type="float" office:value="0.66256449453067" calcext:value-type="float">
            <text:p>0,6625644945</text:p>
          </table:table-cell>
          <table:table-cell table:formula="of:=[.A13]+([.C13]*0.9)" office:value-type="float" office:value="0.786333426064812" calcext:value-type="float">
            <text:p>0,7863334261</text:p>
          </table:table-cell>
          <table:table-cell table:formula="of:=[.A13]+([.C13]*2)" office:value-type="float" office:value="1.1266979877837" calcext:value-type="float">
            <text:p>1,1266979878</text:p>
          </table:table-cell>
          <table:table-cell table:formula="of:=[.A13]+[.A13]" office:value-type="float" office:value="1.01570666022599" calcext:value-type="float">
            <text:p>1,0157066602</text:p>
          </table:table-cell>
          <table:table-cell table:formula="of:=[.B13]+[.B13]" office:value-type="float" office:value="2.03141332045197" calcext:value-type="float">
            <text:p>2,0314133205</text:p>
          </table:table-cell>
        </table:table-row>
        <table:table-row table:style-name="ro1">
          <table:table-cell table:formula="of:=RAND()" office:value-type="float" office:value="0.013940537115559" calcext:value-type="float">
            <text:p>0,0139405371</text:p>
          </table:table-cell>
          <table:table-cell table:formula="of:=[.A14]*2" office:value-type="float" office:value="0.027881074231118" calcext:value-type="float">
            <text:p>0,0278810742</text:p>
          </table:table-cell>
          <table:table-cell table:formula="of:=RAND()" office:value-type="float" office:value="0.299008414614946" calcext:value-type="float">
            <text:p>0,2990084146</text:p>
          </table:table-cell>
          <table:table-cell table:formula="of:=[.A14]+([.C14]*0.1)" office:value-type="float" office:value="0.0438413785770536" calcext:value-type="float">
            <text:p>0,0438413786</text:p>
          </table:table-cell>
          <table:table-cell table:formula="of:=[.A14]+([.C14]*0.5)" office:value-type="float" office:value="0.163444744423032" calcext:value-type="float">
            <text:p>0,1634447444</text:p>
          </table:table-cell>
          <table:table-cell table:formula="of:=[.A14]+([.C14]*0.9)" office:value-type="float" office:value="0.28304811026901" calcext:value-type="float">
            <text:p>0,2830481103</text:p>
          </table:table-cell>
          <table:table-cell table:formula="of:=[.A14]+([.C14]*2)" office:value-type="float" office:value="0.61195736634545" calcext:value-type="float">
            <text:p>0,6119573663</text:p>
          </table:table-cell>
          <table:table-cell table:formula="of:=[.A14]+[.A14]" office:value-type="float" office:value="0.027881074231118" calcext:value-type="float">
            <text:p>0,0278810742</text:p>
          </table:table-cell>
          <table:table-cell table:formula="of:=[.B14]+[.B14]" office:value-type="float" office:value="0.0557621484622359" calcext:value-type="float">
            <text:p>0,0557621485</text:p>
          </table:table-cell>
        </table:table-row>
        <table:table-row table:style-name="ro1">
          <table:table-cell table:formula="of:=RAND()" office:value-type="float" office:value="0.839702274883166" calcext:value-type="float">
            <text:p>0,8397022749</text:p>
          </table:table-cell>
          <table:table-cell table:formula="of:=[.A15]*2" office:value-type="float" office:value="1.67940454976633" calcext:value-type="float">
            <text:p>1,6794045498</text:p>
          </table:table-cell>
          <table:table-cell table:formula="of:=RAND()" office:value-type="float" office:value="0.40499662864022" calcext:value-type="float">
            <text:p>0,4049966286</text:p>
          </table:table-cell>
          <table:table-cell table:formula="of:=[.A15]+([.C15]*0.1)" office:value-type="float" office:value="0.880201937747188" calcext:value-type="float">
            <text:p>0,8802019377</text:p>
          </table:table-cell>
          <table:table-cell table:formula="of:=[.A15]+([.C15]*0.5)" office:value-type="float" office:value="1.04220058920328" calcext:value-type="float">
            <text:p>1,0422005892</text:p>
          </table:table-cell>
          <table:table-cell table:formula="of:=[.A15]+([.C15]*0.9)" office:value-type="float" office:value="1.20419924065936" calcext:value-type="float">
            <text:p>1,2041992407</text:p>
          </table:table-cell>
          <table:table-cell table:formula="of:=[.A15]+([.C15]*2)" office:value-type="float" office:value="1.64969553216361" calcext:value-type="float">
            <text:p>1,6496955322</text:p>
          </table:table-cell>
          <table:table-cell table:formula="of:=[.A15]+[.A15]" office:value-type="float" office:value="1.67940454976633" calcext:value-type="float">
            <text:p>1,6794045498</text:p>
          </table:table-cell>
          <table:table-cell table:formula="of:=[.B15]+[.B15]" office:value-type="float" office:value="3.35880909953266" calcext:value-type="float">
            <text:p>3,3588090995</text:p>
          </table:table-cell>
        </table:table-row>
        <table:table-row table:style-name="ro1">
          <table:table-cell table:formula="of:=RAND()" office:value-type="float" office:value="0.499999842140824" calcext:value-type="float">
            <text:p>0,4999998421</text:p>
          </table:table-cell>
          <table:table-cell table:formula="of:=[.A16]*2" office:value-type="float" office:value="0.999999684281647" calcext:value-type="float">
            <text:p>0,9999996843</text:p>
          </table:table-cell>
          <table:table-cell table:formula="of:=RAND()" office:value-type="float" office:value="0.645203561522067" calcext:value-type="float">
            <text:p>0,6452035615</text:p>
          </table:table-cell>
          <table:table-cell table:formula="of:=[.A16]+([.C16]*0.1)" office:value-type="float" office:value="0.56452019829303" calcext:value-type="float">
            <text:p>0,5645201983</text:p>
          </table:table-cell>
          <table:table-cell table:formula="of:=[.A16]+([.C16]*0.5)" office:value-type="float" office:value="0.822601622901857" calcext:value-type="float">
            <text:p>0,8226016229</text:p>
          </table:table-cell>
          <table:table-cell table:formula="of:=[.A16]+([.C16]*0.9)" office:value-type="float" office:value="1.08068304751068" calcext:value-type="float">
            <text:p>1,0806830475</text:p>
          </table:table-cell>
          <table:table-cell table:formula="of:=[.A16]+([.C16]*2)" office:value-type="float" office:value="1.79040696518496" calcext:value-type="float">
            <text:p>1,7904069652</text:p>
          </table:table-cell>
          <table:table-cell table:formula="of:=[.A16]+[.A16]" office:value-type="float" office:value="0.999999684281647" calcext:value-type="float">
            <text:p>0,9999996843</text:p>
          </table:table-cell>
          <table:table-cell table:formula="of:=[.B16]+[.B16]" office:value-type="float" office:value="1.99999936856329" calcext:value-type="float">
            <text:p>1,9999993686</text:p>
          </table:table-cell>
        </table:table-row>
        <table:table-row table:style-name="ro1">
          <table:table-cell table:formula="of:=RAND()" office:value-type="float" office:value="0.326790479943156" calcext:value-type="float">
            <text:p>0,3267904799</text:p>
          </table:table-cell>
          <table:table-cell table:formula="of:=[.A17]*2" office:value-type="float" office:value="0.653580959886313" calcext:value-type="float">
            <text:p>0,6535809599</text:p>
          </table:table-cell>
          <table:table-cell table:formula="of:=RAND()" office:value-type="float" office:value="0.325922591146082" calcext:value-type="float">
            <text:p>0,3259225911</text:p>
          </table:table-cell>
          <table:table-cell table:formula="of:=[.A17]+([.C17]*0.1)" office:value-type="float" office:value="0.359382739057764" calcext:value-type="float">
            <text:p>0,3593827391</text:p>
          </table:table-cell>
          <table:table-cell table:formula="of:=[.A17]+([.C17]*0.5)" office:value-type="float" office:value="0.489751775516197" calcext:value-type="float">
            <text:p>0,4897517755</text:p>
          </table:table-cell>
          <table:table-cell table:formula="of:=[.A17]+([.C17]*0.9)" office:value-type="float" office:value="0.62012081197463" calcext:value-type="float">
            <text:p>0,620120812</text:p>
          </table:table-cell>
          <table:table-cell table:formula="of:=[.A17]+([.C17]*2)" office:value-type="float" office:value="0.97863566223532" calcext:value-type="float">
            <text:p>0,9786356622</text:p>
          </table:table-cell>
          <table:table-cell table:formula="of:=[.A17]+[.A17]" office:value-type="float" office:value="0.653580959886313" calcext:value-type="float">
            <text:p>0,6535809599</text:p>
          </table:table-cell>
          <table:table-cell table:formula="of:=[.B17]+[.B17]" office:value-type="float" office:value="1.30716191977263" calcext:value-type="float">
            <text:p>1,3071619198</text:p>
          </table:table-cell>
        </table:table-row>
        <table:table-row table:style-name="ro1">
          <table:table-cell table:formula="of:=RAND()" office:value-type="float" office:value="0.945760767906904" calcext:value-type="float">
            <text:p>0,9457607679</text:p>
          </table:table-cell>
          <table:table-cell table:formula="of:=[.A18]*2" office:value-type="float" office:value="1.89152153581381" calcext:value-type="float">
            <text:p>1,8915215358</text:p>
          </table:table-cell>
          <table:table-cell table:formula="of:=RAND()" office:value-type="float" office:value="0.605259144445881" calcext:value-type="float">
            <text:p>0,6052591444</text:p>
          </table:table-cell>
          <table:table-cell table:formula="of:=[.A18]+([.C18]*0.1)" office:value-type="float" office:value="1.00628668235149" calcext:value-type="float">
            <text:p>1,0062866824</text:p>
          </table:table-cell>
          <table:table-cell table:formula="of:=[.A18]+([.C18]*0.5)" office:value-type="float" office:value="1.24839034012984" calcext:value-type="float">
            <text:p>1,2483903401</text:p>
          </table:table-cell>
          <table:table-cell table:formula="of:=[.A18]+([.C18]*0.9)" office:value-type="float" office:value="1.4904939979082" calcext:value-type="float">
            <text:p>1,4904939979</text:p>
          </table:table-cell>
          <table:table-cell table:formula="of:=[.A18]+([.C18]*2)" office:value-type="float" office:value="2.15627905679867" calcext:value-type="float">
            <text:p>2,1562790568</text:p>
          </table:table-cell>
          <table:table-cell table:formula="of:=[.A18]+[.A18]" office:value-type="float" office:value="1.89152153581381" calcext:value-type="float">
            <text:p>1,8915215358</text:p>
          </table:table-cell>
          <table:table-cell table:formula="of:=[.B18]+[.B18]" office:value-type="float" office:value="3.78304307162762" calcext:value-type="float">
            <text:p>3,7830430716</text:p>
          </table:table-cell>
        </table:table-row>
        <table:table-row table:style-name="ro1">
          <table:table-cell table:formula="of:=RAND()" office:value-type="float" office:value="0.935812026029453" calcext:value-type="float">
            <text:p>0,935812026</text:p>
          </table:table-cell>
          <table:table-cell table:formula="of:=[.A19]*2" office:value-type="float" office:value="1.87162405205891" calcext:value-type="float">
            <text:p>1,8716240521</text:p>
          </table:table-cell>
          <table:table-cell table:formula="of:=RAND()" office:value-type="float" office:value="0.525831315200776" calcext:value-type="float">
            <text:p>0,5258313152</text:p>
          </table:table-cell>
          <table:table-cell table:formula="of:=[.A19]+([.C19]*0.1)" office:value-type="float" office:value="0.98839515754953" calcext:value-type="float">
            <text:p>0,9883951575</text:p>
          </table:table-cell>
          <table:table-cell table:formula="of:=[.A19]+([.C19]*0.5)" office:value-type="float" office:value="1.19872768362984" calcext:value-type="float">
            <text:p>1,1987276836</text:p>
          </table:table-cell>
          <table:table-cell table:formula="of:=[.A19]+([.C19]*0.9)" office:value-type="float" office:value="1.40906020971015" calcext:value-type="float">
            <text:p>1,4090602097</text:p>
          </table:table-cell>
          <table:table-cell table:formula="of:=[.A19]+([.C19]*2)" office:value-type="float" office:value="1.987474656431" calcext:value-type="float">
            <text:p>1,9874746564</text:p>
          </table:table-cell>
          <table:table-cell table:formula="of:=[.A19]+[.A19]" office:value-type="float" office:value="1.87162405205891" calcext:value-type="float">
            <text:p>1,8716240521</text:p>
          </table:table-cell>
          <table:table-cell table:formula="of:=[.B19]+[.B19]" office:value-type="float" office:value="3.74324810411781" calcext:value-type="float">
            <text:p>3,7432481041</text:p>
          </table:table-cell>
        </table:table-row>
        <table:table-row table:style-name="ro1">
          <table:table-cell table:formula="of:=RAND()" office:value-type="float" office:value="0.720578174572438" calcext:value-type="float">
            <text:p>0,7205781746</text:p>
          </table:table-cell>
          <table:table-cell table:formula="of:=[.A20]*2" office:value-type="float" office:value="1.44115634914488" calcext:value-type="float">
            <text:p>1,4411563491</text:p>
          </table:table-cell>
          <table:table-cell table:formula="of:=RAND()" office:value-type="float" office:value="0.373523545917124" calcext:value-type="float">
            <text:p>0,3735235459</text:p>
          </table:table-cell>
          <table:table-cell table:formula="of:=[.A20]+([.C20]*0.1)" office:value-type="float" office:value="0.75793052916415" calcext:value-type="float">
            <text:p>0,7579305292</text:p>
          </table:table-cell>
          <table:table-cell table:formula="of:=[.A20]+([.C20]*0.5)" office:value-type="float" office:value="0.907339947531" calcext:value-type="float">
            <text:p>0,9073399475</text:p>
          </table:table-cell>
          <table:table-cell table:formula="of:=[.A20]+([.C20]*0.9)" office:value-type="float" office:value="1.05674936589785" calcext:value-type="float">
            <text:p>1,0567493659</text:p>
          </table:table-cell>
          <table:table-cell table:formula="of:=[.A20]+([.C20]*2)" office:value-type="float" office:value="1.46762526640669" calcext:value-type="float">
            <text:p>1,4676252664</text:p>
          </table:table-cell>
          <table:table-cell table:formula="of:=[.A20]+[.A20]" office:value-type="float" office:value="1.44115634914488" calcext:value-type="float">
            <text:p>1,4411563491</text:p>
          </table:table-cell>
          <table:table-cell table:formula="of:=[.B20]+[.B20]" office:value-type="float" office:value="2.88231269828975" calcext:value-type="float">
            <text:p>2,8823126983</text:p>
          </table:table-cell>
        </table:table-row>
        <table:table-row table:style-name="ro1">
          <table:table-cell table:formula="of:=RAND()" office:value-type="float" office:value="0.206724748481065" calcext:value-type="float">
            <text:p>0,2067247485</text:p>
          </table:table-cell>
          <table:table-cell table:formula="of:=[.A21]*2" office:value-type="float" office:value="0.41344949696213" calcext:value-type="float">
            <text:p>0,413449497</text:p>
          </table:table-cell>
          <table:table-cell table:formula="of:=RAND()" office:value-type="float" office:value="0.435282518155873" calcext:value-type="float">
            <text:p>0,4352825182</text:p>
          </table:table-cell>
          <table:table-cell table:formula="of:=[.A21]+([.C21]*0.1)" office:value-type="float" office:value="0.250253000296652" calcext:value-type="float">
            <text:p>0,2502530003</text:p>
          </table:table-cell>
          <table:table-cell table:formula="of:=[.A21]+([.C21]*0.5)" office:value-type="float" office:value="0.424366007559001" calcext:value-type="float">
            <text:p>0,4243660076</text:p>
          </table:table-cell>
          <table:table-cell table:formula="of:=[.A21]+([.C21]*0.9)" office:value-type="float" office:value="0.598479014821351" calcext:value-type="float">
            <text:p>0,5984790148</text:p>
          </table:table-cell>
          <table:table-cell table:formula="of:=[.A21]+([.C21]*2)" office:value-type="float" office:value="1.07728978479281" calcext:value-type="float">
            <text:p>1,0772897848</text:p>
          </table:table-cell>
          <table:table-cell table:formula="of:=[.A21]+[.A21]" office:value-type="float" office:value="0.41344949696213" calcext:value-type="float">
            <text:p>0,413449497</text:p>
          </table:table-cell>
          <table:table-cell table:formula="of:=[.B21]+[.B21]" office:value-type="float" office:value="0.82689899392426" calcext:value-type="float">
            <text:p>0,8268989939</text:p>
          </table:table-cell>
        </table:table-row>
        <table:table-row table:style-name="ro1">
          <table:table-cell table:formula="of:=RAND()" office:value-type="float" office:value="0.407664458267391" calcext:value-type="float">
            <text:p>0,4076644583</text:p>
          </table:table-cell>
          <table:table-cell table:formula="of:=[.A22]*2" office:value-type="float" office:value="0.815328916534781" calcext:value-type="float">
            <text:p>0,8153289165</text:p>
          </table:table-cell>
          <table:table-cell table:formula="of:=RAND()" office:value-type="float" office:value="0.357315263012424" calcext:value-type="float">
            <text:p>0,357315263</text:p>
          </table:table-cell>
          <table:table-cell table:formula="of:=[.A22]+([.C22]*0.1)" office:value-type="float" office:value="0.443395984568633" calcext:value-type="float">
            <text:p>0,4433959846</text:p>
          </table:table-cell>
          <table:table-cell table:formula="of:=[.A22]+([.C22]*0.5)" office:value-type="float" office:value="0.586322089773603" calcext:value-type="float">
            <text:p>0,5863220898</text:p>
          </table:table-cell>
          <table:table-cell table:formula="of:=[.A22]+([.C22]*0.9)" office:value-type="float" office:value="0.729248194978573" calcext:value-type="float">
            <text:p>0,729248195</text:p>
          </table:table-cell>
          <table:table-cell table:formula="of:=[.A22]+([.C22]*2)" office:value-type="float" office:value="1.12229498429224" calcext:value-type="float">
            <text:p>1,1222949843</text:p>
          </table:table-cell>
          <table:table-cell table:formula="of:=[.A22]+[.A22]" office:value-type="float" office:value="0.815328916534781" calcext:value-type="float">
            <text:p>0,8153289165</text:p>
          </table:table-cell>
          <table:table-cell table:formula="of:=[.B22]+[.B22]" office:value-type="float" office:value="1.63065783306956" calcext:value-type="float">
            <text:p>1,6306578331</text:p>
          </table:table-cell>
        </table:table-row>
        <table:table-row table:style-name="ro1">
          <table:table-cell table:formula="of:=RAND()" office:value-type="float" office:value="0.847954255528748" calcext:value-type="float">
            <text:p>0,8479542555</text:p>
          </table:table-cell>
          <table:table-cell table:formula="of:=[.A23]*2" office:value-type="float" office:value="1.6959085110575" calcext:value-type="float">
            <text:p>1,6959085111</text:p>
          </table:table-cell>
          <table:table-cell table:formula="of:=RAND()" office:value-type="float" office:value="0.194381713867188" calcext:value-type="float">
            <text:p>0,1943817139</text:p>
          </table:table-cell>
          <table:table-cell table:formula="of:=[.A23]+([.C23]*0.1)" office:value-type="float" office:value="0.867392426915467" calcext:value-type="float">
            <text:p>0,8673924269</text:p>
          </table:table-cell>
          <table:table-cell table:formula="of:=[.A23]+([.C23]*0.5)" office:value-type="float" office:value="0.945145112462342" calcext:value-type="float">
            <text:p>0,9451451125</text:p>
          </table:table-cell>
          <table:table-cell table:formula="of:=[.A23]+([.C23]*0.9)" office:value-type="float" office:value="1.02289779800922" calcext:value-type="float">
            <text:p>1,022897798</text:p>
          </table:table-cell>
          <table:table-cell table:formula="of:=[.A23]+([.C23]*2)" office:value-type="float" office:value="1.23671768326312" calcext:value-type="float">
            <text:p>1,2367176833</text:p>
          </table:table-cell>
          <table:table-cell table:formula="of:=[.A23]+[.A23]" office:value-type="float" office:value="1.6959085110575" calcext:value-type="float">
            <text:p>1,6959085111</text:p>
          </table:table-cell>
          <table:table-cell table:formula="of:=[.B23]+[.B23]" office:value-type="float" office:value="3.39181702211499" calcext:value-type="float">
            <text:p>3,3918170221</text:p>
          </table:table-cell>
        </table:table-row>
        <table:table-row table:style-name="ro1">
          <table:table-cell table:formula="of:=RAND()" office:value-type="float" office:value="0.701090992894024" calcext:value-type="float">
            <text:p>0,7010909929</text:p>
          </table:table-cell>
          <table:table-cell table:formula="of:=[.A24]*2" office:value-type="float" office:value="1.40218198578805" calcext:value-type="float">
            <text:p>1,4021819858</text:p>
          </table:table-cell>
          <table:table-cell table:formula="of:=RAND()" office:value-type="float" office:value="0.944858108181506" calcext:value-type="float">
            <text:p>0,9448581082</text:p>
          </table:table-cell>
          <table:table-cell table:formula="of:=[.A24]+([.C24]*0.1)" office:value-type="float" office:value="0.795576803712174" calcext:value-type="float">
            <text:p>0,7955768037</text:p>
          </table:table-cell>
          <table:table-cell table:formula="of:=[.A24]+([.C24]*0.5)" office:value-type="float" office:value="1.17352004698478" calcext:value-type="float">
            <text:p>1,173520047</text:p>
          </table:table-cell>
          <table:table-cell table:formula="of:=[.A24]+([.C24]*0.9)" office:value-type="float" office:value="1.55146329025738" calcext:value-type="float">
            <text:p>1,5514632903</text:p>
          </table:table-cell>
          <table:table-cell table:formula="of:=[.A24]+([.C24]*2)" office:value-type="float" office:value="2.59080720925704" calcext:value-type="float">
            <text:p>2,5908072093</text:p>
          </table:table-cell>
          <table:table-cell table:formula="of:=[.A24]+[.A24]" office:value-type="float" office:value="1.40218198578805" calcext:value-type="float">
            <text:p>1,4021819858</text:p>
          </table:table-cell>
          <table:table-cell table:formula="of:=[.B24]+[.B24]" office:value-type="float" office:value="2.80436397157609" calcext:value-type="float">
            <text:p>2,8043639716</text:p>
          </table:table-cell>
        </table:table-row>
        <table:table-row table:style-name="ro1">
          <table:table-cell table:formula="of:=RAND()" office:value-type="float" office:value="0.0934375878423452" calcext:value-type="float">
            <text:p>0,0934375878</text:p>
          </table:table-cell>
          <table:table-cell table:formula="of:=[.A25]*2" office:value-type="float" office:value="0.18687517568469" calcext:value-type="float">
            <text:p>0,1868751757</text:p>
          </table:table-cell>
          <table:table-cell table:formula="of:=RAND()" office:value-type="float" office:value="0.197423563804477" calcext:value-type="float">
            <text:p>0,1974235638</text:p>
          </table:table-cell>
          <table:table-cell table:formula="of:=[.A25]+([.C25]*0.1)" office:value-type="float" office:value="0.113179944222793" calcext:value-type="float">
            <text:p>0,1131799442</text:p>
          </table:table-cell>
          <table:table-cell table:formula="of:=[.A25]+([.C25]*0.5)" office:value-type="float" office:value="0.192149369744584" calcext:value-type="float">
            <text:p>0,1921493697</text:p>
          </table:table-cell>
          <table:table-cell table:formula="of:=[.A25]+([.C25]*0.9)" office:value-type="float" office:value="0.271118795266375" calcext:value-type="float">
            <text:p>0,2711187953</text:p>
          </table:table-cell>
          <table:table-cell table:formula="of:=[.A25]+([.C25]*2)" office:value-type="float" office:value="0.4882847154513" calcext:value-type="float">
            <text:p>0,4882847155</text:p>
          </table:table-cell>
          <table:table-cell table:formula="of:=[.A25]+[.A25]" office:value-type="float" office:value="0.18687517568469" calcext:value-type="float">
            <text:p>0,1868751757</text:p>
          </table:table-cell>
          <table:table-cell table:formula="of:=[.B25]+[.B25]" office:value-type="float" office:value="0.373750351369381" calcext:value-type="float">
            <text:p>0,3737503514</text:p>
          </table:table-cell>
        </table:table-row>
        <table:table-row table:style-name="ro1">
          <table:table-cell table:formula="of:=RAND()" office:value-type="float" office:value="0.683158652856946" calcext:value-type="float">
            <text:p>0,6831586529</text:p>
          </table:table-cell>
          <table:table-cell table:formula="of:=[.A26]*2" office:value-type="float" office:value="1.36631730571389" calcext:value-type="float">
            <text:p>1,3663173057</text:p>
          </table:table-cell>
          <table:table-cell table:formula="of:=RAND()" office:value-type="float" office:value="0.489029487129301" calcext:value-type="float">
            <text:p>0,4890294871</text:p>
          </table:table-cell>
          <table:table-cell table:formula="of:=[.A26]+([.C26]*0.1)" office:value-type="float" office:value="0.732061601569876" calcext:value-type="float">
            <text:p>0,7320616016</text:p>
          </table:table-cell>
          <table:table-cell table:formula="of:=[.A26]+([.C26]*0.5)" office:value-type="float" office:value="0.927673396421596" calcext:value-type="float">
            <text:p>0,9276733964</text:p>
          </table:table-cell>
          <table:table-cell table:formula="of:=[.A26]+([.C26]*0.9)" office:value-type="float" office:value="1.12328519127332" calcext:value-type="float">
            <text:p>1,1232851913</text:p>
          </table:table-cell>
          <table:table-cell table:formula="of:=[.A26]+([.C26]*2)" office:value-type="float" office:value="1.66121762711555" calcext:value-type="float">
            <text:p>1,6612176271</text:p>
          </table:table-cell>
          <table:table-cell table:formula="of:=[.A26]+[.A26]" office:value-type="float" office:value="1.36631730571389" calcext:value-type="float">
            <text:p>1,3663173057</text:p>
          </table:table-cell>
          <table:table-cell table:formula="of:=[.B26]+[.B26]" office:value-type="float" office:value="2.73263461142778" calcext:value-type="float">
            <text:p>2,7326346114</text:p>
          </table:table-cell>
        </table:table-row>
        <table:table-row table:style-name="ro1">
          <table:table-cell table:formula="of:=RAND()" office:value-type="float" office:value="0.174811857752502" calcext:value-type="float">
            <text:p>0,1748118578</text:p>
          </table:table-cell>
          <table:table-cell table:formula="of:=[.A27]*2" office:value-type="float" office:value="0.349623715505004" calcext:value-type="float">
            <text:p>0,3496237155</text:p>
          </table:table-cell>
          <table:table-cell table:formula="of:=RAND()" office:value-type="float" office:value="0.369379252428189" calcext:value-type="float">
            <text:p>0,3693792524</text:p>
          </table:table-cell>
          <table:table-cell table:formula="of:=[.A27]+([.C27]*0.1)" office:value-type="float" office:value="0.211749782995321" calcext:value-type="float">
            <text:p>0,211749783</text:p>
          </table:table-cell>
          <table:table-cell table:formula="of:=[.A27]+([.C27]*0.5)" office:value-type="float" office:value="0.359501483966596" calcext:value-type="float">
            <text:p>0,359501484</text:p>
          </table:table-cell>
          <table:table-cell table:formula="of:=[.A27]+([.C27]*0.9)" office:value-type="float" office:value="0.507253184937872" calcext:value-type="float">
            <text:p>0,5072531849</text:p>
          </table:table-cell>
          <table:table-cell table:formula="of:=[.A27]+([.C27]*2)" office:value-type="float" office:value="0.91357036260888" calcext:value-type="float">
            <text:p>0,9135703626</text:p>
          </table:table-cell>
          <table:table-cell table:formula="of:=[.A27]+[.A27]" office:value-type="float" office:value="0.349623715505004" calcext:value-type="float">
            <text:p>0,3496237155</text:p>
          </table:table-cell>
          <table:table-cell table:formula="of:=[.B27]+[.B27]" office:value-type="float" office:value="0.699247431010008" calcext:value-type="float">
            <text:p>0,699247431</text:p>
          </table:table-cell>
        </table:table-row>
        <table:table-row table:style-name="ro1">
          <table:table-cell table:formula="of:=RAND()" office:value-type="float" office:value="0.153883126098663" calcext:value-type="float">
            <text:p>0,1538831261</text:p>
          </table:table-cell>
          <table:table-cell table:formula="of:=[.A28]*2" office:value-type="float" office:value="0.307766252197325" calcext:value-type="float">
            <text:p>0,3077662522</text:p>
          </table:table-cell>
          <table:table-cell table:formula="of:=RAND()" office:value-type="float" office:value="0.175097930245101" calcext:value-type="float">
            <text:p>0,1750979302</text:p>
          </table:table-cell>
          <table:table-cell table:formula="of:=[.A28]+([.C28]*0.1)" office:value-type="float" office:value="0.171392919123173" calcext:value-type="float">
            <text:p>0,1713929191</text:p>
          </table:table-cell>
          <table:table-cell table:formula="of:=[.A28]+([.C28]*0.5)" office:value-type="float" office:value="0.241432091221213" calcext:value-type="float">
            <text:p>0,2414320912</text:p>
          </table:table-cell>
          <table:table-cell table:formula="of:=[.A28]+([.C28]*0.9)" office:value-type="float" office:value="0.311471263319254" calcext:value-type="float">
            <text:p>0,3114712633</text:p>
          </table:table-cell>
          <table:table-cell table:formula="of:=[.A28]+([.C28]*2)" office:value-type="float" office:value="0.504078986588866" calcext:value-type="float">
            <text:p>0,5040789866</text:p>
          </table:table-cell>
          <table:table-cell table:formula="of:=[.A28]+[.A28]" office:value-type="float" office:value="0.307766252197325" calcext:value-type="float">
            <text:p>0,3077662522</text:p>
          </table:table-cell>
          <table:table-cell table:formula="of:=[.B28]+[.B28]" office:value-type="float" office:value="0.61553250439465" calcext:value-type="float">
            <text:p>0,6155325044</text:p>
          </table:table-cell>
        </table:table-row>
        <table:table-row table:style-name="ro1">
          <table:table-cell table:formula="of:=RAND()" office:value-type="float" office:value="0.745522569632158" calcext:value-type="float">
            <text:p>0,7455225696</text:p>
          </table:table-cell>
          <table:table-cell table:formula="of:=[.A29]*2" office:value-type="float" office:value="1.49104513926432" calcext:value-type="float">
            <text:p>1,4910451393</text:p>
          </table:table-cell>
          <table:table-cell table:formula="of:=RAND()" office:value-type="float" office:value="0.589792381972075" calcext:value-type="float">
            <text:p>0,589792382</text:p>
          </table:table-cell>
          <table:table-cell table:formula="of:=[.A29]+([.C29]*0.1)" office:value-type="float" office:value="0.804501807829365" calcext:value-type="float">
            <text:p>0,8045018078</text:p>
          </table:table-cell>
          <table:table-cell table:formula="of:=[.A29]+([.C29]*0.5)" office:value-type="float" office:value="1.0404187606182" calcext:value-type="float">
            <text:p>1,0404187606</text:p>
          </table:table-cell>
          <table:table-cell table:formula="of:=[.A29]+([.C29]*0.9)" office:value-type="float" office:value="1.27633571340702" calcext:value-type="float">
            <text:p>1,2763357134</text:p>
          </table:table-cell>
          <table:table-cell table:formula="of:=[.A29]+([.C29]*2)" office:value-type="float" office:value="1.92510733357631" calcext:value-type="float">
            <text:p>1,9251073336</text:p>
          </table:table-cell>
          <table:table-cell table:formula="of:=[.A29]+[.A29]" office:value-type="float" office:value="1.49104513926432" calcext:value-type="float">
            <text:p>1,4910451393</text:p>
          </table:table-cell>
          <table:table-cell table:formula="of:=[.B29]+[.B29]" office:value-type="float" office:value="2.98209027852863" calcext:value-type="float">
            <text:p>2,9820902785</text:p>
          </table:table-cell>
        </table:table-row>
        <table:table-row table:style-name="ro1">
          <table:table-cell table:formula="of:=RAND()" office:value-type="float" office:value="0.299512381665409" calcext:value-type="float">
            <text:p>0,2995123817</text:p>
          </table:table-cell>
          <table:table-cell table:formula="of:=[.A30]*2" office:value-type="float" office:value="0.599024763330817" calcext:value-type="float">
            <text:p>0,5990247633</text:p>
          </table:table-cell>
          <table:table-cell table:formula="of:=RAND()" office:value-type="float" office:value="0.724602716509253" calcext:value-type="float">
            <text:p>0,7246027165</text:p>
          </table:table-cell>
          <table:table-cell table:formula="of:=[.A30]+([.C30]*0.1)" office:value-type="float" office:value="0.371972653316334" calcext:value-type="float">
            <text:p>0,3719726533</text:p>
          </table:table-cell>
          <table:table-cell table:formula="of:=[.A30]+([.C30]*0.5)" office:value-type="float" office:value="0.661813739920035" calcext:value-type="float">
            <text:p>0,6618137399</text:p>
          </table:table-cell>
          <table:table-cell table:formula="of:=[.A30]+([.C30]*0.9)" office:value-type="float" office:value="0.951654826523736" calcext:value-type="float">
            <text:p>0,9516548265</text:p>
          </table:table-cell>
          <table:table-cell table:formula="of:=[.A30]+([.C30]*2)" office:value-type="float" office:value="1.74871781468391" calcext:value-type="float">
            <text:p>1,7487178147</text:p>
          </table:table-cell>
          <table:table-cell table:formula="of:=[.A30]+[.A30]" office:value-type="float" office:value="0.599024763330817" calcext:value-type="float">
            <text:p>0,5990247633</text:p>
          </table:table-cell>
          <table:table-cell table:formula="of:=[.B30]+[.B30]" office:value-type="float" office:value="1.19804952666163" calcext:value-type="float">
            <text:p>1,1980495267</text:p>
          </table:table-cell>
        </table:table-row>
        <table:table-row table:style-name="ro1">
          <table:table-cell table:formula="of:=RAND()" office:value-type="float" office:value="0.851972781121731" calcext:value-type="float">
            <text:p>0,8519727811</text:p>
          </table:table-cell>
          <table:table-cell table:formula="of:=[.A31]*2" office:value-type="float" office:value="1.70394556224346" calcext:value-type="float">
            <text:p>1,7039455622</text:p>
          </table:table-cell>
          <table:table-cell table:formula="of:=RAND()" office:value-type="float" office:value="0.965086404234171" calcext:value-type="float">
            <text:p>0,9650864042</text:p>
          </table:table-cell>
          <table:table-cell table:formula="of:=[.A31]+([.C31]*0.1)" office:value-type="float" office:value="0.948481421545148" calcext:value-type="float">
            <text:p>0,9484814215</text:p>
          </table:table-cell>
          <table:table-cell table:formula="of:=[.A31]+([.C31]*0.5)" office:value-type="float" office:value="1.33451598323882" calcext:value-type="float">
            <text:p>1,3345159832</text:p>
          </table:table-cell>
          <table:table-cell table:formula="of:=[.A31]+([.C31]*0.9)" office:value-type="float" office:value="1.72055054493248" calcext:value-type="float">
            <text:p>1,7205505449</text:p>
          </table:table-cell>
          <table:table-cell table:formula="of:=[.A31]+([.C31]*2)" office:value-type="float" office:value="2.78214558959007" calcext:value-type="float">
            <text:p>2,7821455896</text:p>
          </table:table-cell>
          <table:table-cell table:formula="of:=[.A31]+[.A31]" office:value-type="float" office:value="1.70394556224346" calcext:value-type="float">
            <text:p>1,7039455622</text:p>
          </table:table-cell>
          <table:table-cell table:formula="of:=[.B31]+[.B31]" office:value-type="float" office:value="3.40789112448692" calcext:value-type="float">
            <text:p>3,40789112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dc:date>2016-10-01T17:03:39.859000000</dc:date>
    <meta:editing-duration>PT8M45S</meta:editing-duration>
    <meta:editing-cycles>1</meta:editing-cycles>
    <meta:document-statistic meta:table-count="1" meta:cell-count="276" meta:object-count="0"/>
  </office:meta>
</office:document-meta>
</file>